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 office:value-type="string">
            <text:p>It's locked shut. There's nothing resembling a
keyhole, either...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 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Vitality Drop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